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fec" officeooo:paragraph-rsid="00144fec"/>
    </style:style>
    <style:style style:name="P2" style:family="paragraph" style:parent-style-name="Standard">
      <style:text-properties officeooo:rsid="00144fec" officeooo:paragraph-rsid="00144fec"/>
    </style:style>
    <style:style style:name="P3" style:family="paragraph" style:parent-style-name="Standard">
      <style:text-properties officeooo:rsid="001713a8" officeooo:paragraph-rsid="001713a8"/>
    </style:style>
    <style:style style:name="P4" style:family="paragraph" style:parent-style-name="Standard">
      <style:text-properties officeooo:rsid="0019b812" officeooo:paragraph-rsid="0019b812"/>
    </style:style>
    <style:style style:name="P5" style:family="paragraph" style:parent-style-name="Standard">
      <style:text-properties fo:font-weight="bold" officeooo:rsid="001b1df1" officeooo:paragraph-rsid="001b1df1" style:font-weight-asian="bold" style:font-weight-complex="bold"/>
    </style:style>
    <style:style style:name="T1" style:family="text">
      <style:text-properties officeooo:rsid="0018a5a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ML</text:p>
      <text:p text:style-name="P1"/>
      <text:p text:style-name="P4">Software</text:p>
      <text:p text:style-name="P3">Python version: 3</text:p>
      <text:p text:style-name="P3">Modules used: scipy, numpy, <text:span text:style-name="T1">scikit-learn, matplotlib, pandas.</text:span></text:p>
      <text:p text:style-name="P3"/>
      <text:p text:style-name="P5">Three types of machine learning</text:p>
      <text:p text:style-name="P5"><text:span text:style-name="T2">- supervised learning</text:span></text:p>
      <text:p text:style-name="P5"><text:span text:style-name="T2">- unsupervised learning</text:span></text:p>
      <text:p text:style-name="P5"><text:span text:style-name="T2">- reinforcement learning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39:46.029861794</meta:creation-date>
    <dc:date>2017-05-23T19:28:02.168583720</dc:date>
    <meta:editing-duration>PT23M4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27" meta:character-count="194" meta:non-whitespace-character-count="175"/>
  </office:meta>
</office:document-meta>
</file>